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7.955cm" style:rel-column-width="30656*"/>
    </style:style>
    <style:style style:name="Table1.B" style:family="table-column">
      <style:table-column-properties style:column-width="9.051cm" style:rel-column-width="3487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3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font-size="10pt" fo:language="en" fo:country="US" style:font-size-asian="10pt" style:font-size-complex="10pt"/>
    </style:style>
    <style:style style:name="P6" style:family="paragraph" style:parent-style-name="Table_20_Contents">
      <style:text-properties style:font-name="Arial" fo:font-size="10pt" fo:language="en" fo:country="US" style:font-size-asian="10pt" style:font-size-complex="10pt"/>
    </style:style>
    <style:style style:name="P7" style:family="paragraph" style:parent-style-name="Table_20_Contents">
      <style:text-properties fo:color="#579d1c" style:font-name="Arial" fo:font-size="10pt" fo:language="en" fo:country="US" style:font-size-asian="10pt" style:font-size-complex="10pt"/>
    </style:style>
    <style:style style:name="P8" style:family="paragraph" style:parent-style-name="Table_20_Contents">
      <style:paragraph-properties fo:background-color="#00cccc">
        <style:background-image/>
      </style:paragraph-properties>
      <style:text-properties style:use-window-font-color="true" style:font-name="Arial" fo:font-size="10pt" fo:language="en" fo:country="US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fo:background-color="#ffff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lueOfField1" text:name="field1"/>
        <text:user-field-decl office:value-type="string" office:string-value="valueOfField2" text:name="field2"/>
      </text:user-field-decls>
      <text:section text:style-name="Sect1" text:name="Section1">
        <text:p text:style-name="P1">Test appendColumn()</text:p>
        <text:p text:style-name="P5"/>
        <text:p text:style-name="P3">This document is used to test table related functionality.</text:p>
        <text:p text:style-name="P3"/>
        <text:p text:style-name="P3">The name of the following table is Table1.</text:p>
        <text:p text:style-name="P3">It has 2 rows and 2 columns. It is used to test <text:span text:style-name="T1">appendColumn().</text:span> An</text:p>
        <text:p text:style-name="P3">After the test the table must have 4 columns.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">Column1</text:p>
            </table:table-cell>
            <table:table-cell table:style-name="Table1.B1" office:value-type="string">
              <text:p text:style-name="P8">Column2</text:p>
            </table:table-cell>
          </table:table-row>
          <table:table-row>
            <table:table-cell table:style-name="Table1.A2" office:value-type="string">
              <text:p text:style-name="P6">black</text:p>
            </table:table-cell>
            <table:table-cell table:style-name="Table1.B2" office:value-type="string">
              <text:p text:style-name="P7">green</text:p>
            </table:table-cell>
          </table:table-row>
        </table:table>
        <text:p text:style-name="P3"/>
        <text:p text:style-name="P2"/>
        <text:p text:style-name="P2"/>
        <text:p text:style-name="P2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yros Nakos</meta:initial-creator>
    <meta:creation-date>2011-07-07T16:31:43.34</meta:creation-date>
    <dc:date>2014-05-20T01:20:02.42</dc:date>
    <dc:creator>Spyros Nakos</dc:creator>
    <meta:editing-duration>PT2H25M39S</meta:editing-duration>
    <meta:editing-cycles>16</meta:editing-cycles>
    <meta:generator>OpenOffice/4.0.1$Win32 OpenOffice.org_project/401m5$Build-9714</meta:generator>
    <meta:document-statistic meta:table-count="1" meta:image-count="0" meta:object-count="0" meta:page-count="1" meta:paragraph-count="9" meta:word-count="46" meta:character-count="254"/>
    <meta:user-defined meta:name="Table1.minLength" meta:value-type="float">30</meta:user-defined>
  </office:meta>
</office:document-meta>
</file>